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2" table:default-cell-style-name="Default"/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mastery</text:p>
          </table:table-cell>
          <table:table-cell table:number-columns-repeated="5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p Invariant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symptotic notation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ndependent loops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sted Loops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ccurence Relation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lugging in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ee method</text:p>
          </table:table-cell>
          <table:table-cell table:number-columns-repeated="6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ivide &amp; conquer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icksort</text:p>
          </table:table-cell>
          <table:table-cell table:number-columns-repeated="6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sh tables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Greedy Algorithm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ST</text:p>
          </table:table-cell>
          <table:table-cell table:number-columns-repeated="6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neric Algorithm</text:p>
          </table:table-cell>
          <table:table-cell table:number-columns-repeated="6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hortest Path BFS</text:p>
          </table:table-cell>
          <table:table-cell table:number-columns-repeated="6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hortest Path Generic</text:p>
          </table:table-cell>
          <table:table-cell table:number-columns-repeated="6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xflow</text:p>
          </table:table-cell>
          <table:table-cell table:number-columns-repeated="6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xflow applications</text:p>
          </table:table-cell>
          <table:table-cell table:number-columns-repeated="6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ynamic prog principles</text:p>
          </table:table-cell>
          <table:table-cell table:number-columns-repeated="6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currence</text:p>
          </table:table-cell>
          <table:table-cell table:number-columns-repeated="6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mplate</text:p>
          </table:table-cell>
          <table:table-cell table:number-columns-repeated="6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acktracking</text:p>
          </table:table-cell>
          <table:table-cell table:number-columns-repeated="6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unting</text:p>
          </table:table-cell>
          <table:table-cell table:number-columns-repeated="6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P-Completeness</text:p>
          </table:table-cell>
          <table:table-cell table:number-columns-repeated="6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duction</text:p>
          </table:table-cell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WenQuanYi Micro Hei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13:39:10.378030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2T13:10:40.537788929</meta:creation-date>
    <dc:date>2020-03-02T14:35:05.714850215</dc:date>
    <meta:editing-duration>PT54M38S</meta:editing-duration>
    <meta:editing-cycles>2</meta:editing-cycles>
    <meta:generator>LibreOffice/6.3.5.2$Linux_X86_64 LibreOffice_project/30$Build-2</meta:generator>
    <meta:document-statistic meta:table-count="1" meta:cell-count="75" meta:object-count="0"/>
  </office:meta>
</office:document-meta>
</file>